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text-properties fo:font-weight="bold"/>
    </style:style>
    <style:style style:name="P2" style:family="paragraph">
      <loext:graphic-properties draw:fill="none" draw:fill-color="#ffffff"/>
      <style:text-properties fo:font-weight="bold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25.216cm" svg:height="7.361cm" svg:x="2cm" svg:y="2cm">
          <draw:text-box>
            <text:p text:style-name="P1">Reto 3. codon_usage.csv</text:p>
            <text:p text:style-name="P1"/>
            <text:p text:style-name="P1">1. Generar una descripción en dos dimensiones de los datos (PCA, tSNE, Isomap,</text:p>
            <text:p text:style-name="P1">MDS, UMAP, etc)</text:p>
            <text:p text:style-name="P1"/>
            <text:p text:style-name="P1">2. Identificar anomalías bajo los siguientes criterios:</text:p>
            <text:p text:style-name="P1"/>
            <text:p text:style-name="P1">2.1 <text:s/>k-medias</text:p>
            <text:p text:style-name="P1">2.2 distancia al vecino más cercano etc.</text:p>
            <text:p text:style-name="P1">2.3 Bosques de aislamiento (Isolation forests)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5.265cm" svg:height="10.476cm" svg:x="3.16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Arial Unicode MS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1000003814697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6cm" svg:x="1.4cm" svg:y="14.348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086cm" svg:x="20.076cm" svg:y="14.348cm" presentation:class="page-number">
        <draw:text-box>
          <text:p text:style-name="MP11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5.265cm" svg:height="10.476cm" svg:x="3.16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8T11:00:01.698302510</meta:creation-date>
    <dc:date>2023-06-28T11:00:27.054004563</dc:date>
    <meta:editing-duration>PT26S</meta:editing-duration>
    <meta:editing-cycles>1</meta:editing-cycles>
    <meta:document-statistic meta:object-count="35"/>
    <meta:generator>LibreOffice/6.4.6.2$Linux_X86_64 LibreOffice_project/40$Build-2</meta:generator>
  </office:meta>
</office:document-meta>
</file>